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8a7" officeooo:paragraph-rsid="00015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gacion “If” en C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3:27:08.499633420</meta:creation-date>
    <dc:date>2025-09-01T23:28:04.096856210</dc:date>
    <meta:editing-duration>PT56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24.2.7.2$Linux_X86_64 LibreOffice_project/420$Build-2</meta:generator>
  </office:meta>
</office:document-meta>
</file>